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023cm" fo:margin-left="0cm" table:align="left"/>
    </style:style>
    <style:style style:name="Table1.A" style:family="table-column">
      <style:table-column-properties style:column-width="4.505cm"/>
    </style:style>
    <style:style style:name="Table1.B" style:family="table-column">
      <style:table-column-properties style:column-width="3.69cm"/>
    </style:style>
    <style:style style:name="Table1.C" style:family="table-column">
      <style:table-column-properties style:column-width="2.69cm"/>
    </style:style>
    <style:style style:name="Table1.D" style:family="table-column">
      <style:table-column-properties style:column-width="3.508cm"/>
    </style:style>
    <style:style style:name="Table1.E" style:family="table-column">
      <style:table-column-properties style:column-width="2.63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paragraph-rsid="0035e609" style:font-size-asian="14pt" style:font-size-complex="14pt"/>
    </style:style>
    <style:style style:name="P4" style:family="paragraph" style:parent-style-name="Standard">
      <style:text-properties fo:font-size="14pt" officeooo:rsid="00227617" officeooo:paragraph-rsid="00386faf" style:font-size-asian="14pt" style:font-size-complex="14pt"/>
    </style:style>
    <style:style style:name="P5" style:family="paragraph" style:parent-style-name="Standard">
      <style:text-properties fo:font-size="14pt" officeooo:rsid="00227617" officeooo:paragraph-rsid="0039dc62" style:font-size-asian="14pt" style:font-size-complex="14pt"/>
    </style:style>
    <style:style style:name="P6" style:family="paragraph" style:parent-style-name="Standard">
      <style:text-properties fo:font-size="14pt" officeooo:rsid="00392dbe" officeooo:paragraph-rsid="00392dbe" style:font-size-asian="14pt" style:font-size-complex="14pt"/>
    </style:style>
    <style:style style:name="P7" style:family="paragraph" style:parent-style-name="Standard">
      <style:text-properties fo:font-size="14pt" officeooo:rsid="00375ade" officeooo:paragraph-rsid="0039dc62" style:font-size-asian="14pt" style:font-size-complex="14pt"/>
    </style:style>
    <style:style style:name="P8" style:family="paragraph" style:parent-style-name="Standard">
      <style:text-properties fo:font-size="14pt" officeooo:paragraph-rsid="0039dc62" style:font-size-asian="14pt" style:font-size-complex="14pt"/>
    </style:style>
    <style:style style:name="P9" style:family="paragraph" style:parent-style-name="Standard">
      <style:text-properties fo:font-size="14pt" officeooo:rsid="00301b51" officeooo:paragraph-rsid="0039dc62" style:font-size-asian="14pt" style:font-size-complex="14pt"/>
    </style:style>
    <style:style style:name="P10" style:family="paragraph" style:parent-style-name="Standard">
      <style:text-properties fo:font-size="14pt" officeooo:rsid="0031e963" officeooo:paragraph-rsid="0039dc62" style:font-size-asian="14pt" style:font-size-complex="14pt"/>
    </style:style>
    <style:style style:name="P11" style:family="paragraph" style:parent-style-name="Standard">
      <style:text-properties fo:font-size="14pt" officeooo:rsid="003145c9" officeooo:paragraph-rsid="0039dc62" style:font-size-asian="14pt" style:font-size-complex="14pt"/>
    </style:style>
    <style:style style:name="P12" style:family="paragraph" style:parent-style-name="Standard">
      <style:text-properties fo:font-size="14pt" officeooo:rsid="0017478d" officeooo:paragraph-rsid="0039dc62" style:font-size-asian="14pt" style:font-size-complex="14pt"/>
    </style:style>
    <style:style style:name="P13" style:family="paragraph" style:parent-style-name="Standard">
      <style:text-properties fo:font-size="14pt" officeooo:rsid="0031848b" officeooo:paragraph-rsid="0039dc62" style:font-size-asian="14pt" style:font-size-complex="14pt"/>
    </style:style>
    <style:style style:name="P14" style:family="paragraph" style:parent-style-name="Standard">
      <style:text-properties fo:font-size="14pt" officeooo:rsid="00350dfd" officeooo:paragraph-rsid="0039dc62" style:font-size-asian="14pt" style:font-size-complex="14pt"/>
    </style:style>
    <style:style style:name="P15" style:family="paragraph" style:parent-style-name="Standard">
      <style:text-properties fo:font-size="14pt" officeooo:rsid="00321d91" officeooo:paragraph-rsid="0039dc62" style:font-size-asian="14pt" style:font-size-complex="14pt"/>
    </style:style>
    <style:style style:name="P16" style:family="paragraph" style:parent-style-name="Standard">
      <style:text-properties fo:font-size="14pt" officeooo:paragraph-rsid="003b5876" style:font-size-asian="14pt" style:font-size-complex="14pt"/>
    </style:style>
    <style:style style:name="P17" style:family="paragraph" style:parent-style-name="Standard">
      <style:text-properties fo:font-size="14pt" officeooo:rsid="00386faf" officeooo:paragraph-rsid="00386faf" style:font-size-asian="14pt" style:font-size-complex="14pt"/>
    </style:style>
    <style:style style:name="P18" style:family="paragraph" style:parent-style-name="Standard">
      <style:text-properties fo:font-size="14pt" officeooo:paragraph-rsid="003f02cc" style:font-size-asian="14pt" style:font-size-complex="14pt"/>
    </style:style>
    <style:style style:name="P19" style:family="paragraph" style:parent-style-name="Standard">
      <style:paragraph-properties fo:text-align="start" style:justify-single-word="false"/>
      <style:text-properties fo:font-size="14pt" fo:font-style="normal" fo:font-weight="normal" officeooo:paragraph-rsid="0039dc62" style:font-size-asian="12.25pt" style:font-style-asian="normal" style:font-weight-asian="normal" style:font-size-complex="14pt" style:font-style-complex="normal" style:font-weight-complex="normal"/>
    </style:style>
    <style:style style:name="P20" style:family="paragraph" style:parent-style-name="Standard">
      <style:text-properties fo:font-size="14pt" fo:font-style="normal" fo:font-weight="normal" officeooo:rsid="002f8ff8" officeooo:paragraph-rsid="003b5876"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center" style:justify-single-word="false"/>
      <style:text-properties fo:font-size="32pt" style:font-size-asian="32pt" style:font-size-complex="32pt"/>
    </style:style>
    <style:style style:name="P22" style:family="paragraph" style:parent-style-name="Standard">
      <style:paragraph-properties fo:text-align="center" style:justify-single-word="false"/>
      <style:text-properties fo:font-size="32pt" fo:font-weight="bold" officeooo:paragraph-rsid="0017478d" style:font-size-asian="32pt" style:font-weight-asian="bold" style:font-size-complex="32pt" style:font-weight-complex="bold"/>
    </style:style>
    <style:style style:name="P23" style:family="paragraph" style:parent-style-name="Standard">
      <style:paragraph-properties fo:text-align="center" style:justify-single-word="false"/>
      <style:text-properties fo:font-size="32pt" fo:font-weight="bold" officeooo:rsid="0017478d" officeooo:paragraph-rsid="0017478d" style:font-size-asian="32pt" style:font-weight-asian="bold" style:font-size-complex="32pt" style:font-weight-complex="bold"/>
    </style:style>
    <style:style style:name="P2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5" style:family="paragraph" style:parent-style-name="Standard">
      <style:paragraph-properties fo:text-align="center" style:justify-single-word="false"/>
      <style:text-properties fo:font-size="20pt" fo:font-weight="bold" officeooo:paragraph-rsid="0035e609" style:font-size-asian="20pt" style:font-weight-asian="bold" style:font-size-complex="20pt" style:font-weight-complex="bold"/>
    </style:style>
    <style:style style:name="P26" style:family="paragraph" style:parent-style-name="Standard">
      <style:paragraph-properties fo:text-align="center" style:justify-single-word="false"/>
      <style:text-properties fo:font-size="20pt" fo:font-weight="bold" officeooo:paragraph-rsid="0039dc62" style:font-size-asian="20pt" style:font-weight-asian="bold" style:font-size-complex="20pt" style:font-weight-complex="bold"/>
    </style:style>
    <style:style style:name="P27" style:family="paragraph" style:parent-style-name="Standard">
      <style:paragraph-properties fo:text-align="center" style:justify-single-word="false"/>
      <style:text-properties fo:font-size="20pt" fo:font-weight="bold" officeooo:paragraph-rsid="003b5876" style:font-size-asian="20pt" style:font-weight-asian="bold" style:font-size-complex="20pt" style:font-weight-complex="bold"/>
    </style:style>
    <style:style style:name="P28" style:family="paragraph" style:parent-style-name="Standard">
      <style:paragraph-properties fo:text-align="center" style:justify-single-word="false"/>
      <style:text-properties fo:font-size="20pt" fo:font-weight="bold" officeooo:paragraph-rsid="003f02cc" style:font-size-asian="20pt" style:font-weight-asian="bold" style:font-size-complex="20pt" style:font-weight-complex="bold"/>
    </style:style>
    <style:style style:name="P29" style:family="paragraph" style:parent-style-name="Standard">
      <style:paragraph-properties fo:text-align="center" style:justify-single-word="false"/>
      <style:text-properties fo:font-size="20pt" fo:font-style="normal" fo:font-weight="bold" officeooo:paragraph-rsid="003f02cc" style:font-size-asian="20pt" style:font-style-asian="normal" style:font-weight-asian="bold" style:font-size-complex="20pt" style:font-style-complex="normal" style:font-weight-complex="bold"/>
    </style:style>
    <style:style style:name="P30" style:family="paragraph" style:parent-style-name="Standard">
      <style:text-properties style:text-position="0% 100%" fo:font-size="14pt" fo:font-style="normal" style:text-underline-style="none" fo:font-weight="normal" officeooo:rsid="00345e25" officeooo:paragraph-rsid="00345e25"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style:text-position="0% 100%" fo:font-size="14pt" fo:font-style="normal" style:text-underline-style="none" fo:font-weight="normal" officeooo:rsid="002f8ff8" officeooo:paragraph-rsid="003b5876" style:font-size-asian="14pt" style:font-style-asian="normal" style:font-weight-asian="normal" style:font-size-complex="14pt" style:font-style-complex="normal" style:font-weight-complex="normal"/>
    </style:style>
    <style:style style:name="P32" style:family="paragraph" style:parent-style-name="Standard">
      <style:text-properties style:text-position="0% 100%" fo:font-size="14pt" fo:font-style="normal" style:text-underline-style="none" fo:font-weight="normal" officeooo:rsid="002f8ff8" officeooo:paragraph-rsid="003b5876"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style:text-position="0% 100%" fo:font-size="14pt" fo:font-style="normal" style:text-underline-style="none" fo:font-weight="normal" officeooo:rsid="003b5876" officeooo:paragraph-rsid="003b5876"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text-position="0% 100%" fo:font-size="14pt" fo:font-style="normal" style:text-underline-style="none" fo:font-weight="normal" officeooo:rsid="003bcf69" officeooo:paragraph-rsid="003bcf69" style:font-size-asian="14pt" style:font-style-asian="normal" style:font-weight-asian="normal" style:font-size-complex="14pt" style:font-style-complex="normal" style:font-weight-complex="normal"/>
    </style:style>
    <style:style style:name="P35" style:family="paragraph" style:parent-style-name="Standard">
      <style:text-properties style:text-position="0% 100%" fo:font-size="14pt" fo:font-style="normal" style:text-underline-style="none" fo:font-weight="normal" officeooo:rsid="003deda5" officeooo:paragraph-rsid="003deda5" style:font-size-asian="14pt" style:font-style-asian="normal" style:font-weight-asian="normal" style:font-size-complex="14pt" style:font-style-complex="normal" style:font-weight-complex="normal"/>
    </style:style>
    <style:style style:name="P36" style:family="paragraph" style:parent-style-name="Standard">
      <style:text-properties style:text-position="0% 100%" fo:font-size="14pt" fo:font-style="normal" style:text-underline-style="none" fo:font-weight="normal" officeooo:rsid="003f02cc" officeooo:paragraph-rsid="003f02cc" style:font-size-asian="14pt" style:font-style-asian="normal" style:font-weight-asian="normal" style:font-size-complex="14pt" style:font-style-complex="normal" style:font-weight-complex="normal"/>
    </style:style>
    <style:style style:name="P37" style:family="paragraph" style:parent-style-name="Standard">
      <style:text-properties style:text-position="0% 100%" fo:font-size="14pt" fo:font-style="normal" style:text-underline-style="none" fo:font-weight="normal" officeooo:rsid="003f0357" officeooo:paragraph-rsid="003f0357" style:font-size-asian="14pt" style:font-style-asian="normal" style:font-weight-asian="normal" style:font-size-complex="14pt" style:font-style-complex="normal" style:font-weight-complex="normal"/>
    </style:style>
    <style:style style:name="P38" style:family="paragraph" style:parent-style-name="Standard">
      <style:text-properties style:text-position="0% 100%" fo:font-size="14pt" fo:font-style="normal" style:text-underline-style="none" fo:font-weight="normal" officeooo:rsid="003fb39d" officeooo:paragraph-rsid="003fb39d"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style:text-position="0% 100%" fo:font-size="14pt" fo:font-style="normal" fo:font-weight="normal" officeooo:paragraph-rsid="0039dc62" style:font-size-asian="12.25pt" style:font-style-asian="normal" style:font-weight-asian="normal" style:font-size-complex="14pt" style:font-style-complex="normal" style:font-weight-complex="normal"/>
    </style:style>
    <style:style style:name="P40" style:family="paragraph" style:parent-style-name="Standard">
      <style:text-properties style:text-position="0% 100%" fo:font-size="14pt" fo:font-style="normal" fo:font-weight="normal" officeooo:rsid="00339ff2" officeooo:paragraph-rsid="0039dc62" style:font-size-asian="12.25pt" style:font-style-asian="normal" style:font-weight-asian="normal" style:font-size-complex="14pt" style:font-style-complex="normal" style:font-weight-complex="normal"/>
    </style:style>
    <style:style style:name="P41" style:family="paragraph" style:parent-style-name="Standard">
      <style:text-properties style:text-position="0% 100%" style:font-name="Courier 10 Pitch" fo:font-size="14pt" fo:font-style="normal" style:text-underline-style="none" fo:font-weight="normal" officeooo:rsid="003fb39d" officeooo:paragraph-rsid="003fb39d" style:font-size-asian="14pt" style:font-style-asian="normal" style:font-weight-asian="normal" style:font-size-complex="14pt" style:font-style-complex="normal" style:font-weight-complex="normal"/>
    </style:style>
    <style:style style:name="P42" style:family="paragraph" style:parent-style-name="Table_20_Contents">
      <style:text-properties fo:font-size="14pt" officeooo:rsid="003567a0" officeooo:paragraph-rsid="0039dc62" style:font-size-asian="14pt" style:font-size-complex="14pt"/>
    </style:style>
    <style:style style:name="P43" style:family="paragraph" style:parent-style-name="Table_20_Contents">
      <style:text-properties fo:font-size="14pt" officeooo:rsid="002843b8" officeooo:paragraph-rsid="0039dc62" style:font-size-asian="14pt" style:font-size-complex="14pt"/>
    </style:style>
    <style:style style:name="P44" style:family="paragraph" style:parent-style-name="Table_20_Contents">
      <style:text-properties fo:font-size="14pt" officeooo:rsid="002f8ff8" officeooo:paragraph-rsid="0039dc62" style:font-size-asian="14pt" style:font-size-complex="14pt"/>
    </style:style>
    <style:style style:name="P45" style:family="paragraph" style:parent-style-name="Table_20_Contents">
      <style:text-properties fo:font-size="14pt" officeooo:rsid="003854f4" officeooo:paragraph-rsid="0039dc62" style:font-size-asian="14pt" style:font-size-complex="14pt"/>
    </style:style>
    <style:style style:name="P46" style:family="paragraph" style:parent-style-name="Table_20_Contents">
      <style:text-properties fo:font-size="14pt" officeooo:rsid="003b5876" officeooo:paragraph-rsid="003b5876" style:font-size-asian="14pt" style:font-size-complex="14pt"/>
    </style:style>
    <style:style style:name="P47" style:family="paragraph" style:parent-style-name="Standard">
      <style:paragraph-properties fo:text-align="start" style:justify-single-word="false"/>
      <style:text-properties fo:font-size="14pt" fo:font-weight="normal" officeooo:paragraph-rsid="0039dc62"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fo:font-size="14pt" fo:font-weight="normal" officeooo:rsid="0040fa73" officeooo:paragraph-rsid="0040fa73" style:font-size-asian="12.25pt" style:font-weight-asian="normal" style:font-size-complex="14pt" style:font-weight-complex="normal"/>
    </style:style>
    <style:style style:name="T1" style:family="text">
      <style:text-properties officeooo:rsid="00227617"/>
    </style:style>
    <style:style style:name="T2" style:family="text">
      <style:text-properties officeooo:rsid="00265b22"/>
    </style:style>
    <style:style style:name="T3" style:family="text">
      <style:text-properties style:text-position="sub 58%"/>
    </style:style>
    <style:style style:name="T4" style:family="text">
      <style:text-properties style:text-position="0% 100%"/>
    </style:style>
    <style:style style:name="T5" style:family="text">
      <style:text-properties style:text-position="0% 100%" officeooo:rsid="002f8ff8"/>
    </style:style>
    <style:style style:name="T6" style:family="text">
      <style:text-properties style:text-position="0% 100%" fo:font-weight="bold" officeooo:rsid="002f8ff8" style:font-weight-asian="bold" style:font-weight-complex="bold"/>
    </style:style>
    <style:style style:name="T7" style:family="text">
      <style:text-properties style:text-position="0% 100%" style:font-name="Liberation Serif1" officeooo:rsid="002f8ff8" style:font-name-asian="Liberation Serif1" style:font-name-complex="Liberation Serif1"/>
    </style:style>
    <style:style style:name="T8" style:family="text">
      <style:text-properties style:text-position="0% 100%" style:font-name="Liberation Serif1" fo:font-style="normal" officeooo:rsid="002f8ff8" style:font-name-asian="Liberation Serif1" style:font-style-asian="normal" style:font-name-complex="Liberation Serif1" style:font-style-complex="normal"/>
    </style:style>
    <style:style style:name="T9" style:family="text">
      <style:text-properties style:text-position="0% 100%" style:font-name="Liberation Serif" fo:font-style="normal" officeooo:rsid="002f8ff8" style:font-name-asian="WenQuanYi Micro Hei" style:font-style-asian="normal" style:font-name-complex="Lohit Hindi" style:font-style-complex="normal"/>
    </style:style>
    <style:style style:name="T10" style:family="text">
      <style:text-properties style:text-position="0% 100%" officeooo:rsid="003567a0"/>
    </style:style>
    <style:style style:name="T11" style:family="text">
      <style:text-properties style:text-position="0% 100%" fo:font-style="normal" style:font-style-asian="normal" style:font-style-complex="normal"/>
    </style:style>
    <style:style style:name="T12" style:family="text">
      <style:text-properties style:text-position="0% 100%" fo:font-style="normal" officeooo:rsid="002f8ff8" style:font-style-asian="normal" style:font-style-complex="normal"/>
    </style:style>
    <style:style style:name="T13" style:family="text">
      <style:text-properties style:text-position="0% 100%" officeooo:rsid="0039dc62"/>
    </style:style>
    <style:style style:name="T14" style:family="text">
      <style:text-properties style:text-position="super 58%"/>
    </style:style>
    <style:style style:name="T15" style:family="text">
      <style:text-properties officeooo:rsid="002f8ff8"/>
    </style:style>
    <style:style style:name="T16" style:family="text">
      <style:text-properties officeooo:rsid="00301b51"/>
    </style:style>
    <style:style style:name="T17" style:family="text">
      <style:text-properties officeooo:rsid="003145c9"/>
    </style:style>
    <style:style style:name="T18" style:family="text">
      <style:text-properties officeooo:rsid="00321d91"/>
    </style:style>
    <style:style style:name="T19" style:family="text">
      <style:text-properties officeooo:rsid="00339ff2"/>
    </style:style>
    <style:style style:name="T20" style:family="text">
      <style:text-properties officeooo:rsid="003567a0"/>
    </style:style>
    <style:style style:name="T21" style:family="text">
      <style:text-properties officeooo:rsid="0035e609"/>
    </style:style>
    <style:style style:name="T22" style:family="text">
      <style:text-properties officeooo:rsid="00375ade"/>
    </style:style>
    <style:style style:name="T23" style:family="text">
      <style:text-properties officeooo:rsid="00386faf"/>
    </style:style>
    <style:style style:name="T24" style:family="text">
      <style:text-properties officeooo:rsid="0039dc62"/>
    </style:style>
    <style:style style:name="T25" style:family="text">
      <style:text-properties officeooo:rsid="003b5876"/>
    </style:style>
    <style:style style:name="T26" style:family="text">
      <style:text-properties officeooo:rsid="003bcf69"/>
    </style:style>
    <style:style style:name="T27" style:family="text">
      <style:text-properties officeooo:rsid="003f02cc"/>
    </style:style>
    <style:style style:name="T28" style:family="text">
      <style:text-properties officeooo:rsid="003f0357"/>
    </style:style>
    <style:style style:name="T29" style:family="text">
      <style:text-properties officeooo:rsid="003fb39d"/>
    </style:style>
    <style:style style:name="T30" style:family="text">
      <style:text-properties officeooo:rsid="00402a15"/>
    </style:style>
    <style:style style:name="T31" style:family="text">
      <style:text-properties officeooo:rsid="0040fa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eataxe-64</text:p>
      <text:p text:style-name="P23"><text:span text:style-name="T1">File Formats</text:span>.</text:p>
      <text:p text:style-name="P21">Richard Parker <text:span text:style-name="T22">14.3</text:span>.201<text:span text:style-name="T22">9</text:span></text:p>
      <text:p text:style-name="P1"/>
      <text:p text:style-name="P24">Section 1 – Introduction</text:p>
      <text:p text:style-name="P2"/>
      <text:p text:style-name="P4"><text:span text:style-name="T15">This document specifies the internal format of data in files (i.e. not the text files, such as those used in zpr and zcv)</text:span>.<text:span text:style-name="T23"> <text:s/>All internal format files consist of a sequence of 64-byte blocks, the first of which is a header block (with its own checksum) and the last of which is a checksum block on the whole file. <text:s/>The checksum algorithm is detained in Appendix 1. <text:s/>All data is little-endian.</text:span></text:p>
      <text:p text:style-name="P4"/>
      <text:p text:style-name="P17">The first 64-bit word of the file is the "version", which is always 1. <text:s/>As far as I know so far, there is no need for a version 2, but this would be possible in future. <text:s/>The version is not returned to the calling program, and indicates basically how a stream of bytes is put into the file. <text:s/>Hence version 2 could change the encoding if, for some reason, the current one is inadequate, and hopefully such a change would be limited to the io.c module.</text:p>
      <text:p text:style-name="P4"/>
      <text:p text:style-name="P6">At present, files are always accessed sequentially. <text:s/>One reason for this is to allow for the possible later use of a "pipe" to move data about in a distributed setting. <text:s/>It would be possible to allow direct access (e.g. using version 2), but no convincing reason has yet emerged.</text:p>
      <text:p text:style-name="P6"/>
      <text:p text:style-name="P6">Words 1-5 of the header specify what the file contains, and are returned by both EPeek and ERHdr. <text:s/>Notice that word 0 <text:span text:style-name="T29">is not passed to the caller</text:span>. <text:s/>The various meanings are further described in a later section. <text:s/>The length of the file is only held implicitly, and the reading (which may occur in chunks - if necessary one byte at a time) must know when the data is exhausted and close the file.</text:p>
      <text:p text:style-name="P6"/>
      <text:p text:style-name="P6">The data portion has a bespoke zero-compression algorithm applied<text:span text:style-name="T30"> (see section 2)</text:span>, so that a file consisting mainly of zeros can be substantially smaller than the data it contains. <text:s/><text:span text:style-name="T30">In memory, however, the flat form is used </text:span>(i.e. with all the zeros).</text:p>
      <text:p text:style-name="P6"/>
      <text:p text:style-name="P9"/>
      <text:p text:style-name="P26">Section <text:span text:style-name="T16">2</text:span> – <text:span text:style-name="T16">Detailed file format.</text:span></text:p>
      <text:p text:style-name="P8"/>
      <text:p text:style-name="P9">The first 64 bytes of any meataxe64 file consist of 8 (little-endian) 64-bit integers with the following semantics</text:p>
      <text:p text:style-name="P9"/>
      <text:p text:style-name="P9">word 0 - always 1.</text:p>
      <text:p text:style-name="P9">word 1 - the file type (1=matrix, 2=bitstring, 3=map etc.)<text:span text:style-name="T17"> see section 3.</text:span></text:p>
      <text:p text:style-name="P9"><text:soft-page-break/>words 2-5 further header information as described in section 3.</text:p>
      <text:p text:style-name="P9">words 6-7 header checksum.</text:p>
      <text:p text:style-name="P9"/>
      <text:p text:style-name="P11">All following blocks are in one of two formats. <text:s/></text:p>
      <text:p text:style-name="P12"/>
      <text:p text:style-name="P13">First byte = 10, 63 data bytes follow. <text:s/>If there are not that many data bytes left, the trailing space is filled with binary zeros.</text:p>
      <text:p text:style-name="P13"/>
      <text:p text:style-name="P10">First byte = 11, next byte is not used and must be zero. <text:s/>Then follows 31 pairs, each of the form &lt;number of zero bytes, one byte&gt; where the number of zero bytes may be anything from 0 to 255 inclusive. <text:s/>If there are more than that many zeros, 255 is used and the next byte is also set to zero.</text:p>
      <text:p text:style-name="P10"/>
      <text:p text:style-name="P10">On writing, the decision between the two formats is made once 63 data bytes are known. <text:s/>If there are 32 or fewer zeros, format 10 is used<text:span text:style-name="T18"> (63 flat bytes) and with 33 or more zeros, format 11 (zero compressed) is used. <text:s/>Notice that with precisely 32 zeros the data could be written in either format completely filling the block, so format 10 is preferred as it will decode more rapidly.</text:span></text:p>
      <text:p text:style-name="P10"/>
      <text:p text:style-name="P14">The last block consists of a byte containing 20 followed by seven zeros, followed by the 16-byte checksum, followed by 40 zeros to make up a complete 64-byte block.</text:p>
      <text:p text:style-name="P10"/>
      <text:p text:style-name="P15">The checksum mechanism used is bespoke<text:span text:style-name="T29"> (see Appendix 1)</text:span>, and is intended to be implementable using AVX-2 to deal with 32 bytes at a time<text:span text:style-name="T19">, though the two rotates must each be done by two shifts and an add (or xor). <text:s/>Notice that AVX-512 includes a rotate, at which point we might wish we had done things 64 bytes at a time rather than 32. <text:s/>In any case, the implementation is only in "c" at the moment, and compiling with gcc -O3 does not notice the vectorization possibility, though this may change in future.</text:span></text:p>
      <text:p text:style-name="P15"/>
      <text:p text:style-name="P26">Section <text:span text:style-name="T16">3</text:span> – <text:span text:style-name="T15">Header block semantics.</text:span></text:p>
      <text:p text:style-name="P8"/>
      <text:p text:style-name="P5">The I/O routines do zero compression and checksum verification automatically, and there is no current pressure, as far as I know, to change this. <text:s/>At the level of the I/O routines <text:span text:style-name="T2">a file starts with five 64-bit words in a header (along with the indication that it is a header). <text:s/>The second word is an application "file type", currently holding 1-5 as follows in the hdr[0] column.</text:span></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2">Hdr[0]</text:p>
          </table:table-cell>
          <table:table-cell table:style-name="Table1.A1" office:value-type="string">
            <text:p text:style-name="P42">Hdr[1]</text:p>
          </table:table-cell>
          <table:table-cell table:style-name="Table1.A1" office:value-type="string">
            <text:p text:style-name="P42">Hdr[2]</text:p>
          </table:table-cell>
          <table:table-cell table:style-name="Table1.A1" office:value-type="string">
            <text:p text:style-name="P42">Hdr[3]</text:p>
          </table:table-cell>
          <table:table-cell table:style-name="Table1.E1" office:value-type="string">
            <text:p text:style-name="P42">Hdr[4]</text:p>
          </table:table-cell>
        </table:table-row>
        <table:table-row>
          <table:table-cell table:style-name="Table1.A2" office:value-type="string">
            <text:p text:style-name="P43"><text:s text:c="2"/>1 - matrix<text:span text:style-name="T31"> / 3-tensor</text:span></text:p>
          </table:table-cell>
          <table:table-cell table:style-name="Table1.A2" office:value-type="string">
            <text:p text:style-name="P43">fdef <text:span text:style-name="T25">=</text:span> field order</text:p>
          </table:table-cell>
          <table:table-cell table:style-name="Table1.A2" office:value-type="string">
            <text:p text:style-name="P43">nor <text:span text:style-name="T25">=</text:span> #rows</text:p>
          </table:table-cell>
          <table:table-cell table:style-name="Table1.A2" office:value-type="string">
            <text:p text:style-name="P43">noc = #cols</text:p>
          </table:table-cell>
          <table:table-cell table:style-name="Table1.E2" office:value-type="string">
            <text:p text:style-name="P43">0 <text:span text:style-name="T31">or N1</text:span></text:p>
          </table:table-cell>
        </table:table-row>
        <table:table-row>
          <table:table-cell table:style-name="Table1.A2" office:value-type="string">
            <text:p text:style-name="P43"><text:s text:c="2"/>2 - bitstring</text:p>
          </table:table-cell>
          <table:table-cell table:style-name="Table1.A2" office:value-type="string">
            <text:p text:style-name="P43">Always 1</text:p>
          </table:table-cell>
          <table:table-cell table:style-name="Table1.A2" office:value-type="string">
            <text:p text:style-name="P43"># bits</text:p>
          </table:table-cell>
          <table:table-cell table:style-name="Table1.A2" office:value-type="string">
            <text:p text:style-name="P43"># set bits</text:p>
          </table:table-cell>
          <table:table-cell table:style-name="Table1.E2" office:value-type="string">
            <text:p text:style-name="P43">0 - not used</text:p>
          </table:table-cell>
        </table:table-row>
        <table:table-row>
          <table:table-cell table:style-name="Table1.A2" office:value-type="string">
            <text:p text:style-name="P44"><text:s text:c="2"/>3 - map</text:p>
          </table:table-cell>
          <table:table-cell table:style-name="Table1.A2" office:value-type="string">
            <text:p text:style-name="P44">Always 1</text:p>
          </table:table-cell>
          <table:table-cell table:style-name="Table1.A2" office:value-type="string">
            <text:p text:style-name="P44"># domain</text:p>
          </table:table-cell>
          <table:table-cell table:style-name="Table1.A2" office:value-type="string">
            <text:p text:style-name="P44"># image</text:p>
          </table:table-cell>
          <table:table-cell table:style-name="Table1.E2" office:value-type="string">
            <text:p text:style-name="P44">0 - not used</text:p>
          </table:table-cell>
        </table:table-row>
        <table:table-row>
          <table:table-cell table:style-name="Table1.A2" office:value-type="string">
            <text:p text:style-name="P45"><text:s text:c="2"/>4 - polynomial</text:p>
          </table:table-cell>
          <table:table-cell table:style-name="Table1.A2" office:value-type="string">
            <text:p text:style-name="P45">fdef - field order</text:p>
          </table:table-cell>
          <table:table-cell table:style-name="Table1.A2" office:value-type="string">
            <text:p text:style-name="P45">total degree</text:p>
          </table:table-cell>
          <table:table-cell table:style-name="Table1.A2" office:value-type="string">
            <text:p text:style-name="P45">Number factors</text:p>
          </table:table-cell>
          <table:table-cell table:style-name="Table1.E2" office:value-type="string">
            <text:p text:style-name="P45">0 - not used</text:p>
          </table:table-cell>
        </table:table-row>
        <table:table-row>
          <table:table-cell table:style-name="Table1.A2" office:value-type="string">
            <text:p text:style-name="P46"><text:s text:c="2"/>5 - sparsified mtx</text:p>
          </table:table-cell>
          <table:table-cell table:style-name="Table1.A2" office:value-type="string">
            <text:p text:style-name="P46">fdef - field order</text:p>
          </table:table-cell>
          <table:table-cell table:style-name="Table1.A2" office:value-type="string">
            <text:p text:style-name="P46">nor = #rows</text:p>
          </table:table-cell>
          <table:table-cell table:style-name="Table1.A2" office:value-type="string">
            <text:p text:style-name="P46">noc = #cols</text:p>
          </table:table-cell>
          <table:table-cell table:style-name="Table1.E2" office:value-type="string">
            <text:p text:style-name="P46">0 - not used</text:p>
          </table:table-cell>
        </table:table-row>
      </table:table>
      <text:p text:style-name="P8"/>
      <text:p text:style-name="P40"><text:soft-page-break/></text:p>
      <text:p text:style-name="P7"/>
      <text:p text:style-name="P29">Section <text:span text:style-name="T24">4</text:span> –<text:span text:style-name="T27"> Format of matrix data - Dfmt</text:span>.</text:p>
      <text:p text:style-name="P19"/>
      <text:p text:style-name="P19"><text:span text:style-name="T24">Meataxe64 works for all fields up to, but not including, </text:span>2<text:span text:style-name="T14">64</text:span><text:span text:style-name="T4">. <text:s/>The first format defined is the </text:span><text:span text:style-name="T10">FELT</text:span><text:span text:style-name="T4"> format</text:span><text:span text:style-name="T13"> which, although not used in files, is probably best undertood first. <text:s/>A FELT is an unsigned 64-bit integer holding a</text:span><text:span text:style-name="T10"> </text:span><text:span text:style-name="T4">single field element.</text:span> <text:s/>It expresses all elements of such a field as polynomials modulo the Conway polynomial, where a polynomial a<text:span text:style-name="T3">n</text:span><text:span text:style-name="T4">x</text:span><text:span text:style-name="T14">n</text:span><text:span text:style-name="T4"> + ... + a</text:span><text:span text:style-name="T3">0</text:span><text:span text:style-name="T4"> is held as the integer obtained by replacing the indeterminate x in the expression by p - the characteristic. <text:s/>Hence, for example, 3x+4 over a field of characteristic 7 is held as 3.7+4 = 25.</text:span></text:p>
      <text:p text:style-name="P19"/>
      <text:p text:style-name="P19"><text:span text:style-name="T13">Dfmt is then specified as a way to pack FELTs into bytes. <text:s/></text:span><text:span text:style-name="T4">For fields of order 17 or greater, each FELT is stored in the smallest of uint64</text:span><text:span text:style-name="T10">_t</text:span><text:span text:style-name="T4">, uint32</text:span><text:span text:style-name="T10">_t</text:span><text:span text:style-name="T4">, uint16</text:span><text:span text:style-name="T10">_t</text:span><text:span text:style-name="T4"> or uint8</text:span><text:span text:style-name="T10">_t</text:span><text:span text:style-name="T4"> that can hold every element of the field. <text:s/></text:span><text:span text:style-name="T13">Meataxe64 only works on x86 computers, which are little-endian, so these integers are held in little-endian form.</text:span><text:span text:style-name="T4"> <text:s/>For fields of order q </text:span><text:span text:style-name="T7">≤</text:span><text:span text:style-name="T4"> 1</text:span><text:span text:style-name="T5">6</text:span><text:span text:style-name="T4"> the entries are packed such that </text:span><text:span text:style-name="T13">each</text:span><text:span text:style-name="T4"> uint8</text:span><text:span text:style-name="T10">_t</text:span><text:span text:style-name="T4"> holds as many as possible with the first vector entry added to q times the second, added to q</text:span><text:span text:style-name="T14">2</text:span><text:span text:style-name="T4"> times the third (q </text:span><text:span text:style-name="T7">≤</text:span><text:span text:style-name="T4"> <text:s/></text:span><text:span text:style-name="T5">5</text:span><text:span text:style-name="T4">) added to q</text:span><text:span text:style-name="T14">3</text:span><text:span text:style-name="T4"> times the fourth (q</text:span><text:span text:style-name="T5"> </text:span><text:span text:style-name="T7">≤</text:span><text:span text:style-name="T5"> <text:s/>4</text:span><text:span text:style-name="T4">) etc.</text:span></text:p>
      <text:p text:style-name="P39">Hence the entries are packed into bytes in a little-endian form. <text:s/>For example, a byte containing 11 over the field of order 3 represents the vector [2 0 1] (2.1+0.3+1.9).</text:p>
      <text:p text:style-name="P19"><text:span text:style-name="T5">As another example,</text:span><text:span text:style-name="T4"> for the field of order 9 each byte holds a number in the range 0-80, each representing two consecutive vector entries - the first plus 9 times the second</text:span><text:span text:style-name="T5">, </text:span><text:span text:style-name="T4">so the vector [ x+1 , 2x ] is converted first to the "field" format, yielding [ 4 , 6 ] and then to format D, yielding 58</text:span><text:span text:style-name="T5"> (</text:span><text:span text:style-name="T6">not</text:span><text:span text:style-name="T5"> 42 . . . the field elements are held little-endian!)</text:span><text:span text:style-name="T4">.</text:span></text:p>
      <text:p text:style-name="P47"><text:span text:style-name="T11">A vector then consists of the minimum number of entries needed to hold it, with zero elements appended to complete the last </text:span><text:span text:style-name="T12">byte if required (for fields of order </text:span><text:span text:style-name="T8">≤</text:span><text:span text:style-name="T9"> 16 only). <text:s/></text:span><text:span text:style-name="T11">Hence, for small fields, a vector may consist of any number of bytes, so that</text:span><text:span text:style-name="T12">, for example, </text:span><text:span text:style-name="T11">each vector of dimension 12 over GF(3) occupies three bytes.</text:span></text:p>
      <text:p text:style-name="P47"><text:span text:style-name="T11"/></text:p>
      <text:p text:style-name="P48"><text:span text:style-name="T11">If (N1=hdr[4])==0 the matrix is a flat matrix. <text:s/>If N1 is greater than 0, it indicates that the file contains a 3-tensor, where the rows are in N2 "batches" of N1 rows, where nor=N1*N2 or that N2 = nor/N1. <text:s/>N1 must divide nor.</text:span></text:p>
      <text:p text:style-name="P39"/>
      <text:p text:style-name="P27">Section <text:span text:style-name="T19">5</text:span> – <text:span text:style-name="T15">"bitstring" type.</text:span></text:p>
      <text:p text:style-name="P16"/>
      <text:p text:style-name="P33">In meataxe64, a bitstring is held in a sequence of 64-bit words, so that the number of bits actually held is always a multiple of 64. <text:s/>The unused bits are set to zero. <text:s/>These 64-bit words are held little-endian.</text:p>
      <text:p text:style-name="P33"/>
      <text:p text:style-name="P33">The first two 64-bit words are the number of bits and the number of set bits. <text:s/>This is <text:s/>duplicate of the information in the header, and is held there so that the data can be simply read into memory and written out, as these two words are used in the bit-string routines.</text:p>
      <text:p text:style-name="P39"/>
      <text:p text:style-name="P27"><text:soft-page-break/>Section <text:span text:style-name="T19">6</text:span> – <text:span text:style-name="T15">"map" type.</text:span></text:p>
      <text:p text:style-name="P16"/>
      <text:p text:style-name="P32">The map type, frequently used for permutations, holds a map from . . .</text:p>
      <text:p text:style-name="P20"/>
      <text:p text:style-name="P32">The domain set {0,1,2, . . . ,&lt;#domain-1&gt;} <text:s text:c="5"/>to</text:p>
      <text:p text:style-name="P32">The image set {0,1,2, . . . ,&lt;#image-1&gt; }</text:p>
      <text:p text:style-name="P20"/>
      <text:p text:style-name="P32">It should be noticed that previous meataxe systems used permutations on points numbered from 1. <text:s/>zcv therefore subtracts 1 from all point numbers and zpr adds 1.</text:p>
      <text:p text:style-name="P20"/>
      <text:p text:style-name="P31">Each entry occupies 8 bytes in a little-endian fashion<text:span text:style-name="T20">, there being #domain words, each less than #image</text:span>.</text:p>
      <text:p text:style-name="P31"/>
      <text:p text:style-name="P27">Section <text:span text:style-name="T25">7</text:span> – <text:span text:style-name="T15">"polynomial" type.</text:span></text:p>
      <text:p text:style-name="P16"/>
      <text:p text:style-name="P33">In order to retain possible partial factorizations that frequently emerge from the "Charactersitic Polynomial" procedure, a polynomial is held in partially factorized form. <text:s/><text:span text:style-name="T26">Hence it is not possle (in general) to allocate the memory for the data in a file from the header information alone. <text:s/>The number of factors is, however, stored in the header.</text:span></text:p>
      <text:p text:style-name="P33"/>
      <text:p text:style-name="P34">Each factor consists of a 64-bit word giving the degree. <text:s/>Notice that a polynomial of degree d has d+1 coefficients, and all d+1 of these are held in a Dfmt vector with the constant term first.</text:p>
      <text:p text:style-name="P34"/>
      <text:p text:style-name="P34">At present, there is no requirement that polynomials be monic, though I think they always are so far. </text:p>
      <text:p text:style-name="P30"/>
      <text:p text:style-name="P25">Section <text:span text:style-name="T21">8</text:span> – <text:span text:style-name="T15">"Sparsified" type.</text:span></text:p>
      <text:p text:style-name="P3"/>
      <text:p text:style-name="P35">The first two 64-bit words specify how many sparse blocks S and how many dense blocks D there are. <text:s/>There then follows S triples of 64-bit words giving start column, length (in columns) and destination column of the sparse blocks, so that the multiplication function extracts from start column (for length) and inserts back into destination column (for length). <text:s/>There then follow D pairs start column and length, where the destination column is not needed, as it is made by accumulating the length. <text:s/>There then follows a number of dense rows, whose number is the accumulated length.</text:p>
      <text:p text:style-name="P35"/>
      <text:p text:style-name="P35">The format is tuned to the case that is usually formed by spinning up vectors under a matrix.</text:p>
      <text:p text:style-name="P35"/>
      <text:p text:style-name="P28"><text:span text:style-name="T27">Appendix 1 </text:span>– <text:span text:style-name="T27">The checksum algorithm.</text:span></text:p>
      <text:p text:style-name="P18"/>
      <text:p text:style-name="P36">The basic hash algorithm is contained in io.c. <text:s/>It produces a 16-byte hash of a sequence of 32-byte blocks. <text:s/>It holds a "state" consisting of two 32-byte areas (P and <text:soft-page-break/>Q) which are each treated as four 64-bit words, held in an EFIL structure as P1, P2, P3, P4 and Q1, Q2, Q3, Q4. <text:s/>The implementation in io.h is in "c" and does not use vector registers, though it is designed to do so if performance pressures warrant it. <text:s/>No measurements have, as yet, been done to see whether that is in fact the case<text:span text:style-name="T29">, though my suspicions are that the zero compression is considerably slower.</text:span></text:p>
      <text:p text:style-name="P36"/>
      <text:p text:style-name="P36">There are three routines - bcsstart to set initial values to the state, bcshash to update it for a (babies!) sequence of 32-byte blocks, and two routines hash1 and hash2 to compute two "final" 64-bit quantities from the state that are the checksum.<text:span text:style-name="T28"> <text:s/>However, all current calls to bcshash are called with precisely two 32-byte blocks (one 64-byte block).</text:span></text:p>
      <text:p text:style-name="P36"/>
      <text:p text:style-name="P37">A meataxe64 file starts off with a 64-byte header block consisting of "version", the fie 64-bit hdr values and two checksum words. <text:s/>The checksum of the header is computed by putting 0x5A in the last two words of the block, and these are then replaced by the checksum of this block, once it is computed. <text:s/>The checksum of the entire file, however, uses the actual checksum in this block - not the 0x5A version - so to check a checksum of an entire file, the header does not need to be treated specially, though the number of blocks is not explicitly recorded, so that this would need to be a meataxe64-aware program.</text:p>
      <text:p text:style-name="P37"/>
      <text:p text:style-name="P37">The initialization routine bcsstart sets the four components of P (P1, P2, P3, P4) to 0x1234123412341234 and similarly Q (Q1, Q2, Q3, Q4) to 0x0123456789ABCDEF.</text:p>
      <text:p text:style-name="P37"/>
      <text:p text:style-name="P38">The hash routine itself treats each component of X (the four 64-bit quantities of input data) P and Q the same (allowing for vectorization in 64-bit lanes, which is, however, <text:s/>not implemented) and proceeds as (words 2, 3 and 4 are exactly similar)</text:p>
      <text:p text:style-name="P38"/>
      <text:p text:style-name="P41"><text:s text:c="8"/>Q1+=0x3141592653589793;</text:p>
      <text:p text:style-name="P41"><text:s text:c="8"/>P1^=X1;</text:p>
      <text:p text:style-name="P41"><text:s text:c="8"/>Q1+=((X1&gt;&gt;21) | (X1&lt;&lt;43));</text:p>
      <text:p text:style-name="P41"><text:s text:c="8"/>P1+=Q1;</text:p>
      <text:p text:style-name="P41"><text:s text:c="8"/>Q1+=((P1&lt;&lt;27) | (P1&gt;&gt;37));</text:p>
      <text:p text:style-name="P41"><text:s text:c="8"/>P1^=Q1;</text:p>
      <text:p text:style-name="P38"/>
      <text:p text:style-name="P38">Notice that the two lines that shift are in fact a rotate.</text:p>
      <text:p text:style-name="P38"/>
      <text:p text:style-name="P38">Once all the data has been fed in, the final result returned is computed as</text:p>
      <text:p text:style-name="P38"/>
      <text:p text:style-name="P41"><text:s text:c="8"/>hash1 = 5*e-&gt;P1+11*e-&gt;P3+19*e-&gt;Q2+29*e-&gt;Q4;</text:p>
      <text:p text:style-name="P41"><text:s text:c="8"/>hash2 = 7*e-&gt;P2+13*e-&gt;P4+17*e-&gt;Q1+23*e-&gt;Q3;</text:p>
      <text:p text:style-name="P38"/>
      <text:p text:style-name="P38">Notice that the above calculation is done as 64-bit unsigned quantitied, as are all the computations in bcshash, so are done modulo 2<text:span text:style-name="T14">6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9-03-17T12:54:34.066046245</dc:date>
    <meta:editing-duration>P1DT38M54S</meta:editing-duration>
    <meta:editing-cycles>145</meta:editing-cycles>
    <meta:generator>LibreOffice/5.1.6.2$Linux_X86_64 LibreOffice_project/10m0$Build-2</meta:generator>
    <meta:printed-by>User </meta:printed-by>
    <meta:print-date>2012-08-06T12:45:35</meta:print-date>
    <meta:document-statistic meta:table-count="1" meta:image-count="0" meta:object-count="0" meta:page-count="5" meta:paragraph-count="93" meta:word-count="2070" meta:character-count="11529" meta:non-whitespace-character-count="9408"/>
  </office:meta>
</office:document-meta>
</file>